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space" svg:font-family="monospace"/>
    <style:font-face style:name="PT Astra Serif" svg:font-family="'PT Astra Serif'" style:font-family-generic="roman"/>
    <style:font-face style:name="Noto Sans Devanagari1" svg:font-family="'Noto Sans Devanagari'" style:font-family-generic="swiss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a78f" officeooo:paragraph-rsid="0018a78f"/>
    </style:style>
    <style:style style:name="P2" style:family="paragraph" style:parent-style-name="Standard">
      <style:text-properties style:font-name="monospace" officeooo:rsid="0018a78f" officeooo:paragraph-rsid="0018a78f"/>
    </style:style>
    <style:style style:name="P3" style:family="paragraph" style:parent-style-name="Standard">
      <style:text-properties style:font-name="monospace" officeooo:paragraph-rsid="0018a78f"/>
    </style:style>
    <style:style style:name="P4" style:family="paragraph" style:parent-style-name="Standard">
      <style:text-properties style:font-name="monospace" officeooo:rsid="001a89c3" officeooo:paragraph-rsid="001a89c3"/>
    </style:style>
    <style:style style:name="P5" style:family="paragraph" style:parent-style-name="Standard">
      <style:text-properties style:font-name="monospace" officeooo:paragraph-rsid="001a89c3"/>
    </style:style>
    <style:style style:name="P6" style:family="paragraph" style:parent-style-name="Standard">
      <style:text-properties style:font-name="monospace" officeooo:rsid="001c48db" officeooo:paragraph-rsid="001c48db"/>
    </style:style>
    <style:style style:name="P7" style:family="paragraph" style:parent-style-name="Standard">
      <style:text-properties style:font-name="monospace" officeooo:rsid="001e83a5" officeooo:paragraph-rsid="001e83a5"/>
    </style:style>
    <style:style style:name="P8" style:family="paragraph" style:parent-style-name="Standard">
      <style:text-properties officeooo:rsid="001a89c3" officeooo:paragraph-rsid="001a89c3"/>
    </style:style>
    <style:style style:name="T1" style:family="text">
      <style:text-properties officeooo:rsid="0018a78f"/>
    </style:style>
    <style:style style:name="T2" style:family="text">
      <style:text-properties fo:color="#000000" fo:background-color="#ffffff" loext:char-shading-value="0"/>
    </style:style>
    <style:style style:name="T3" style:family="text">
      <style:text-properties fo:color="#000000" officeooo:rsid="0018a78f" fo:background-color="#ffffff" loext:char-shading-value="0"/>
    </style:style>
    <style:style style:name="T4" style:family="text">
      <style:text-properties fo:color="#000000" officeooo:rsid="001a89c3" fo:background-color="#ffffff" loext:char-shading-value="0"/>
    </style:style>
    <style:style style:name="T5" style:family="text">
      <style:text-properties officeooo:rsid="001a89c3"/>
    </style:style>
    <style:style style:name="T6" style:family="text">
      <style:text-properties officeooo:rsid="001d5f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4.1 Практическая работа. Командная строка</text:p>
      <text:p text:style-name="P1">1 + 2 задания:</text:p>
      <text:p text:style-name="P2"><text:span text:style-name="T2">sh-4.4$ ls </text:span><text:line-break/>test_1.odt  test_1.txt  test_2.odt  test_2.txt <text:line-break/>sh-4.4$ rm test_1.txt <text:line-break/>sh-4.4$ ls <text:line-break/>test_1.odt  test_2.odt  test_2.txt<text:line-break/></text:p>
      <text:p text:style-name="P2"><text:span text:style-name="T2">sh-4.4$ rm -v *.odt  </text:span><text:line-break/>удалён 'test_1.odt' <text:line-break/>удалён 'test_2.odt' <text:line-break/>sh-4.4$ ls <text:line-break/>test_2.txt<text:line-break/></text:p>
      <text:p text:style-name="P2"><text:span text:style-name="T2">sh-4.4$ rm -rf test</text:span><text:line-break/></text:p>
      <text:p text:style-name="P3"><text:span text:style-name="T1">3 задание:<text:line-break/></text:span><text:span text:style-name="T2">sh-4.4$ mkdir Test2 </text:span><text:line-break/>sh-4.4$ ls <text:line-break/><text:span text:style-name="T2">Test2  test.txt</text:span><text:line-break/></text:p>
      <text:p text:style-name="P2">4 задание:</text:p>
      <text:p text:style-name="P2"><text:span text:style-name="T2">sh-4.4$ cat test.txt  </text:span><text:line-break/>MIREA<text:line-break/></text:p>
      <text:p text:style-name="P2">5 задание:</text:p>
      <text:p text:style-name="P2"><text:span text:style-name="T2">sh-4.4$ whoami &gt; save.txt </text:span><text:line-break/>sh-4.4$ cat save.txt  <text:line-break/>student<text:line-break/><text:line-break/>6 задание:</text:p>
      <text:p text:style-name="P3"><text:span text:style-name="T3">sh-4.4$ lsb_release -a </text:span><text:span text:style-name="T1"><text:line-break/>No LSB modules are available. <text:line-break/>Distributor ID: AstraLinuxCE <text:line-break/>Description:    Astra Linux CE 2.12.44 (Orel) <text:line-break/>Release:        2.12.44 <text:line-break/>Codename:       orel <text:line-break/>sh-4.4$ cat /etc/*release <text:line-break/>DISTRIB_ID="AstraLinuxCE" <text:line-break/>DISTRIB_DESCRIPTION="Astra Linux CE 2.12.44 (Orel)" <text:line-break/>DISTRIB_RELEASE=2.12.44 <text:line-break/>DISTRIB_CODENAME=orel <text:line-break/>PRETTY_NAME="Astra Linux (Orel 2.12.44)" <text:line-break/>NAME="Astra Linux (Orel)" <text:line-break/>ID=astra <text:line-break/>ID_LIKE=debian <text:line-break/>ANSI_COLOR="1;31" <text:line-break/>HOME_URL="http://astralinux.ru" <text:line-break/>SUPPORT_URL="http://astralinux.ru/support" <text:line-break/>VARIANT_ID=orel <text:line-break/>VARIANT=Orel <text:line-break/></text:span><text:soft-page-break/><text:span text:style-name="T1">LOGO=astra <text:line-break/></text:span><text:span text:style-name="T2">sh-4.4$ lsb_release -a </text:span><text:line-break/>No LSB modules are available. <text:line-break/>Distributor ID: AstraLinuxCE <text:line-break/>Description:    Astra Linux CE 2.12.44 (Orel) <text:line-break/>Release:        2.12.44 <text:line-break/>Codename:       orel <text:line-break/>sh-4.4$ cat /etc/*release <text:line-break/>DISTRIB_ID="AstraLinuxCE" <text:line-break/>DISTRIB_DESCRIPTION="Astra Linux CE 2.12.44 (Orel)" <text:line-break/>DISTRIB_RELEASE=2.12.44 <text:line-break/>DISTRIB_CODENAME=orel <text:line-break/>PRETTY_NAME="Astra Linux (Orel 2.12.44)" <text:line-break/>NAME="Astra Linux (Orel)" <text:line-break/>ID=astra <text:line-break/>ID_LIKE=debian <text:line-break/>ANSI_COLOR="1;31" <text:line-break/>HOME_URL="http://astralinux.ru" <text:line-break/>SUPPORT_URL="http://astralinux.ru/support" <text:line-break/>VARIANT_ID=orel <text:line-break/>VARIANT=Orel <text:line-break/>LOGO=astra <text:line-break/>VERSION_ID=2.12.44 <text:line-break/>VERSION_CODENAME=orel<text:line-break/><text:line-break/><text:span text:style-name="T1">VERSION_ID=2.12.44 <text:line-break/>VERSION_CODENAME=orel<text:line-break/><text:line-break/>7 задание:</text:span></text:p>
      <text:p text:style-name="P3"><text:span text:style-name="T2">sh-4.4$ ls </text:span><text:line-break/>save.txt  Test2  test.txt <text:line-break/>sh-4.4$ mv save.txt Test2/ <text:line-break/>sh-4.4$ cd  <text:line-break/>Test2/    test.txt   <text:line-break/>sh-4.4$ cd Test2/ <text:line-break/>sh-4.4$ ls <text:line-break/>save.txt <text:line-break/>sh-4.4$ cd .. <text:line-break/>sh-4.4$ mv *.txt Test2/ <text:line-break/>sh-4.4$ cd Test2/ <text:line-break/>sh-4.4$ ls <text:line-break/>save.txt  test.txt<text:line-break/></text:p>
      <text:p text:style-name="P4">8 задание:</text:p>
      <text:p text:style-name="P4"><text:span text:style-name="T2">sh-4.4$ mv save.txt new.txt </text:span><text:line-break/>sh-4.4$ ls <text:line-break/>new.txt  test.txt<text:line-break/><text:line-break/>9 задание:</text:p>
      <text:p text:style-name="P4"><text:span text:style-name="T2">sh-4.4$ grep -i "astra" new.txt  </text:span><text:line-break/>astra <text:line-break/><text:soft-page-break/>sh-4.4$ cat new.txt  <text:line-break/>astra<text:line-break/><text:line-break/>10 задание:</text:p>
      <text:p text:style-name="P4"><text:span text:style-name="T2">sh-4.4$ nano copy.txt </text:span><text:line-break/>sh-4.4$ cat copy.txt  <text:line-break/>hello!<text:line-break/></text:p>
      <text:p text:style-name="P4">11 задание:</text:p>
      <text:p text:style-name="P4"><text:span text:style-name="T2">sh-4.4$ uname -a </text:span><text:line-break/>Linux cxxxuxx 5.10.0-1038.40-generic #astra3 SMP Wed Aug 25 10:32:07 UTC 2021 x86_64 GNU/Linux<text:line-break/></text:p>
      <text:p text:style-name="P4">12 задание:</text:p>
      <text:p text:style-name="P4"><text:span text:style-name="T2">sh-4.4$ clear</text:span><text:line-break/></text:p>
      <text:p text:style-name="P4">Задание для самостоятельной работы</text:p>
      <text:p text:style-name="P4">1)</text:p>
      <text:p text:style-name="P4"><text:span text:style-name="T2">sh-4.4$ ls </text:span><text:line-break/>copy.txt  new.txt  test.txt <text:line-break/>sh-4.4$ pwd <text:line-break/>/home/student/Документы/Test2 <text:line-break/>sh-4.4$ mkdir praktika <text:line-break/>sh-4.4$ mv *.txt praktika/ <text:line-break/>sh-4.4$ cd praktika/ <text:line-break/>sh-4.4$ ls <text:line-break/>copy.txt  new.txt  test.txt<text:line-break/></text:p>
      <text:p text:style-name="P4">2)</text:p>
      <text:p text:style-name="P5"><text:span text:style-name="T4">sh-4.4$ cp -r test_dir/ praktika/ </text:span><text:span text:style-name="T5"><text:line-break/>sh-4.4$ ls <text:line-break/>praktika  test_dir <text:line-break/>sh-4.4$ cd praktika/ <text:line-break/>sh-4.4$ ls<text:line-break/></text:span><text:span text:style-name="T2">copy.txt  new.txt  test_dir  test.txt</text:span><text:line-break/></text:p>
      <text:p text:style-name="P6">3)</text:p>
      <text:p text:style-name="P6"><text:span text:style-name="T2">sh-4.4$ chmod -x dog/</text:span><text:line-break/></text:p>
      <text:p text:style-name="P6">4)</text:p>
      <text:p text:style-name="P6"><text:span text:style-name="T2">sh-4.4$ mkdir .jopa </text:span><text:line-break/>sh-4.4$ ls <text:line-break/>copy.txt  dog  new.txt  test_dir  test.txt <text:line-break/>sh-4.4$ ls -a <text:line-break/>.  ..  copy.txt  dog  .jopa  new.txt  test_dir  test.txt <text:line-break/>sh-4.4$ mv .jopa jopa <text:line-break/>sh-4.4$ ls <text:line-break/>copy.txt  dog  jopa  new.txt  test_dir  test.txt<text:line-break/></text:p>
      <text:p text:style-name="P6">5)</text:p>
      <text:p text:style-name="P6"><text:soft-page-break/><text:span text:style-name="T2">sh-4.4$ PS1='JOPA \w $' </text:span><text:line-break/>JOPA ~/Документы/Test2/praktika $<text:line-break/><text:line-break/><text:span text:style-name="T6">6)</text:span></text:p>
      <text:p text:style-name="P6"><text:span text:style-name="T2">vim /etc/default/console-setup</text:span><text:line-break/></text:p>
      <text:p text:style-name="P7">7)</text:p>
      <text:p text:style-name="P7"><text:span text:style-name="T2">JOPA ~/Документы/Test2/praktika $df -h </text:span><text:line-break/>Файловая система Размер Использовано  Дост Использовано% Cмонтировано в <text:line-break/>udev               3,8G            0  3,8G            0% /dev <text:line-break/>tmpfs              784M          18M  767M            3% /run <text:line-break/>/dev/loop0p1        59G         5,7G   51G           11% / <text:line-break/>tmpfs              3,9G          23M  3,9G            1% /dev/shm <text:line-break/>tmpfs              5,0M         4,0K  5,0M            1% /run/lock <text:line-break/>tmpfs              3,9G            0  3,9G            0% /sys/fs/cgroup <text:line-break/>tmpfs              784M            0  784M            0% /run/user/999 <text:line-break/>tmpfs              784M          40K  784M            1% /run/user/1001<text:line-break/><text:line-break/>8)</text:p>
      <text:p text:style-name="P7"><text:span text:style-name="T2">JOPA ~/Документы/Test2/praktika $host vk.com </text:span><text:line-break/>vk.com has address 87.240.137.164 <text:line-break/>vk.com has address 93.186.225.194 <text:line-break/>vk.com has address 87.240.129.133 <text:line-break/>vk.com has address 87.240.132.67 <text:line-break/>vk.com has address 87.240.132.72 <text:line-break/>vk.com has address 87.240.132.78 <text:line-break/>vk.com mail is handled by 0 mxs.mail.ru. <text:line-break/>JOPA ~/Документы/Test2/praktika $ping vk.com <text:line-break/>PING vk.com (87.240.137.164) 56(84) bytes of data. <text:line-break/>64 bytes from srv164-137-240-87.vk.com (87.240.137.164): icmp_seq=1 ttl=56 time=10.7 ms <text:line-break/>64 bytes from srv164-137-240-87.vk.com (87.240.137.164): icmp_seq=2 ttl=56 time=10.3 ms <text:line-break/>64 bytes from srv164-137-240-87.vk.com (87.240.137.164): icmp_seq=3 ttl=56 time=11.4 ms <text:line-break/>64 bytes from srv164-137-240-87.vk.com (87.240.137.164): icmp_seq=4 ttl=56 time=10.6 ms <text:line-break/>64 bytes from srv164-137-240-87.vk.com (87.240.137.164): icmp_seq=5 ttl=56 time=10.5 ms <text:line-break/>64 bytes from srv164-137-240-87.vk.com (87.240.137.164): icmp_seq=6 ttl=56 time=10.4 ms <text:line-break/>64 bytes from srv164-137-240-87.vk.com (87.240.137.164): icmp_seq=7 ttl=56 time=10.8 ms <text:line-break/>64 bytes from srv164-137-240-87.vk.com (87.240.137.164): icmp_seq=8 ttl=56 time=11.3 ms <text:line-break/>64 bytes from srv164-137-240-87.vk.com (87.240.137.164): <text:soft-page-break/>icmp_seq=9 ttl=56 time=11.0 ms <text:line-break/>64 bytes from srv164-137-240-87.vk.com (87.240.137.164): icmp_seq=10 ttl=56 time=10.2 ms <text:line-break/>64 bytes from srv164-137-240-87.vk.com (87.240.137.164): icmp_seq=11 ttl=56 time=10.6 ms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space" svg:font-family="monospace"/>
    <style:font-face style:name="PT Astra Serif" svg:font-family="'PT Astra Serif'" style:font-family-generic="roman"/>
    <style:font-face style:name="Noto Sans Devanagari1" svg:font-family="'Noto Sans Devanagari'" style:font-family-generic="swiss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T Astra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Astra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PT Astra Serif" fo:font-family="'PT Astra Serif'" style:font-family-generic="roman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PT Astra Serif" fo:font-family="'PT Astra Serif'" style:font-family-generic="roman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Astra Serif" fo:font-family="'PT Astra Serif'" style:font-family-generic="roman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4.7.2$Linux_X86_64 LibreOffice_project/40$Build-2</meta:generator>
    <dc:date>2024-09-10T17:47:22.927365964</dc:date>
    <meta:editing-duration>PT5M48S</meta:editing-duration>
    <meta:editing-cycles>1</meta:editing-cycles>
    <meta:document-statistic meta:table-count="0" meta:image-count="0" meta:object-count="0" meta:page-count="5" meta:paragraph-count="35" meta:word-count="555" meta:character-count="5057" meta:non-whitespace-character-count="4039"/>
  </office:meta>
</office:document-meta>
</file>